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articolo "A Unified Model for Multi-class Anomaly Detection" presenta UniAD, un modello innovativo per il rilevamento di anomalie che si distingue per la sua capacità di gestire più classi simultaneamente in un contesto unificato. Questo approccio mira a superare le limitazioni dei tradizionali modelli di rilevamento di anomalie focalizzati su singole classi, offrendo una soluzione più flessibile e generalizzabile per applicazioni pratiche.</text:p>
      <text:p text:style-name="Text_20_body"><text:span text:style-name="Strong_20_Emphasis">Caratteristiche Fondamentali:</text:span></text:p>
      <text:list text:style-name="L2">
        <text:list-item>
          <text:p text:style-name="P3"><text:span text:style-name="Strong_20_Emphasis">Struttura del Modello Predittivo:</text:span> UniAD utilizza una combinazione di architetture CNN, MLP e transformer per estrarre e ricostruire le caratteristiche delle immagini in modo da identificare le anomalie. Questa strategia multi-rete permette una rappresentazione più ricca e variata dei dati.</text:p>
        </text:list-item>
        <text:list-item>
          <text:p text:style-name="P3"><text:span text:style-name="Strong_20_Emphasis">Tecnica di Apprendimento Impiegata:</text:span> Il modello adotta un approccio di apprendimento contrastivo che enfatizza le differenze tra le normalità e le anomalie attraverso l'uso di un modulo di prompt contrastivo appreso (CPM) e tecniche di apprendimento basate sulla struttura (SCL).</text:p>
        </text:list-item>
        <text:list-item>
          <text:p text:style-name="P3"><text:span text:style-name="Strong_20_Emphasis">Vantaggi rispetto ad altri approcci:</text:span></text:p>
          <text:list>
            <text:list-item>
              <text:p text:style-name="P4">Capace di gestire più classi di anomalie simultaneamente, aumentando l'applicabilità in scenari reali.</text:p>
            </text:list-item>
            <text:list-item>
              <text:p text:style-name="P4">Riduce il rischio di dimenticanza catastrofica comune nei modelli di apprendimento continuo.</text:p>
            </text:list-item>
            <text:list-item>
              <text:p text:style-name="P4">Migliora la segmentazione e la localizzazione delle anomalie grazie a una rappresentazione feature-based.</text:p>
            </text:list-item>
          </text:list>
        </text:list-item>
        <text:list-item>
          <text:p text:style-name="P3"><text:span text:style-name="Strong_20_Emphasis">Etichettatura del Dataset:</text:span> Non richiede etichettatura di anomalie, operando in un contesto non supervisionato e utilizzando dati normali per l'addestramento.</text:p>
        </text:list-item>
        <text:list-item>
          <text:p text:style-name="P3"><text:span text:style-name="Strong_20_Emphasis">Risultati in termini di Prestazioni e Qualità/Accuracy dell'Output:</text:span> Ha mostrato prestazioni superiori in termini di rilevamento e localizzazione di anomalie su dataset benchmark come MVTec AD, dimostrando miglioramenti significativi rispetto ai modelli precedenti.</text:p>
        </text:list-item>
        <text:list-item>
          <text:p text:style-name="P3"><text:span text:style-name="Strong_20_Emphasis">Dataset su cui è stato Addestrato/Testato:</text:span> È stato valutato principalmente sul dataset MVTec AD, oltre a confronti su dataset come CIFAR-10 per dimostrare la sua efficacia in scenari di rilevamento di anomalie semantiche e strutturali.</text:p>
        </text:list-item>
      </text:list>
      <text:p text:style-name="Text_20_body">UniAD rappresenta un passo avanti significativo nel rilevamento di anomalie, offrendo una soluzione unificata che affronta le sfide legate alla gestione di più classi di anomalie e alla memorizzazione a lungo termine delle conoscenze apprese, stabilendo nuovi standard per applicazioni di rilevamento di anomalie in vari domini.</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4T18:09:24.254000000</meta:creation-date>
    <dc:date>2024-03-16T19:03:51.457000000</dc:date>
    <meta:editing-duration>PT1M44S</meta:editing-duration>
    <meta:editing-cycles>3</meta:editing-cycles>
    <meta:generator>LibreOffice/7.6.1.2$Windows_X86_64 LibreOffice_project/f5defcebd022c5bc36bbb79be232cb6926d8f674</meta:generator>
    <meta:document-statistic meta:table-count="0" meta:image-count="0" meta:object-count="0" meta:page-count="1" meta:paragraph-count="12" meta:word-count="331" meta:character-count="2371" meta:non-whitespace-character-count="2061"/>
  </office:meta>
</office:document-meta>
</file>